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7"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8" style:family="text">
      <style:text-properties fo:font-size="32pt"/>
    </style:style>
    <style:style style:name="T9"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10"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5">Can use </text:span><text:span text:style-name="T6">break</text:span><text:span text:style-name="T5">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7">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7">not</text:span><text:span text:style-name="T1"> a runtime statement (although dynamic loading and running of other groovy files is possible via other means)</text:span><text:span text:style-name="T1">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7">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8">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Closures a blocks of reusable code defined using {}</text:span></text:p>
              </text:list-item>
              <text:list-item>
                <text:p text:style-name="P2"><text:span text:style-name="T9">Could be defined with type (</text:span><text:span text:style-name="T10">Closure</text:span><text:span text:style-name="T9">) or without (</text:span><text:span text:style-name="T10">def</text:span><text:span text:style-name="T9">)</text:span></text:p>
              </text:list-item>
              <text:list-item>
                <text:p text:style-name="P2"><text:span text:style-name="T9">You can execute the closure using the () operator</text:span></text:p>
              </text:list-item>
              <text:list-item>
                <text:p text:style-name="P2"><text:span text:style-name="T9">Another way to call a closure is using it's .</text:span><text:span text:style-name="T10">call</text:span><text:span text:style-name="T9"> method.</text:span></text:p>
              </text:list-item>
              <text:list-item>
                <text:p text:style-name="P2"><text:span text:style-name="T9">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Closures can and actually always return values</text:span></text:p>
              </text:list-item>
              <text:list-item>
                <text:p text:style-name="P2"><text:span text:style-name="T9">Regular return statement can be used explicitly</text:span></text:p>
              </text:list-item>
              <text:list-item>
                <text:p text:style-name="P2"><text:span text:style-name="T9">If no return statement occurs then the last statements return value is returned</text:span></text:p>
              </text:list-item>
              <text:list-item>
                <text:p text:style-name="P2"><text:span text:style-name="T9">If the last statement does not have a return value then </text:span><text:span text:style-name="T10">null</text:span><text:span text:style-name="T9"> is returned</text:span></text:p>
              </text:list-item>
              <text:list-item>
                <text:p text:style-name="P2"><text:span text:style-name="T9">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9">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Can catch all exceptions with </text:span><text:span text:style-name="T10">catch(e) </text:span><text:span text:style-name="T9">(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Methods can declare that they </text:span><text:span text:style-name="T10">may </text:span><text:span text:style-name="T9">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8">Running Groovy code from Java code (plug in)</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9">Same interface as other embeddable languages like Javascript, JRuby.</text:span></text:p>
              </text:list-item>
              <text:list-item>
                <text:p text:style-name="P2"><text:span text:style-name="T9">Allows you to share Java beans between Java and Groovy.</text:span></text:p>
              </text:list-item>
              <text:list-item>
                <text:p text:style-name="P2"><text:span text:style-name="T9">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 text:style-name="P3"><text:span text:style-name="T8">Tools supplied with the groovy language</text:span></text:p>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9">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9">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9">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6:21:11</dc:date>
    <dc:creator>Mark Veltzer</dc:creator>
    <meta:editing-duration>PT11H8M15S</meta:editing-duration>
    <meta:editing-cycles>41</meta:editing-cycles>
    <meta:generator>LibreOffice/3.3$Linux LibreOffice_project/330m19$Build-202</meta:generator>
    <meta:document-statistic meta:object-count="176"/>
  </office:meta>
</office:document-meta>
</file>